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style:font-name="Liberation Sans1" fo:font-size="10pt" fo:language="de" fo:country="DE" officeooo:rsid="00a06c06" officeooo:paragraph-rsid="00a06c06" style:font-size-asian="10pt" style:font-size-complex="10pt"/>
    </style:style>
    <style:style style:name="P3" style:family="paragraph" style:parent-style-name="Standard">
      <style:text-properties style:font-name="Liberation Sans1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0pt" officeooo:paragraph-rsid="01a601a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0pt" officeooo:paragraph-rsid="001fa29d" style:font-size-asian="10pt" style:font-size-complex="10pt"/>
    </style:style>
    <style:style style:name="P6" style:family="paragraph" style:parent-style-name="Standard">
      <style:text-properties style:font-name="Liberation Sans1" fo:font-size="10pt" fo:language="de" fo:country="CH" fo:font-weight="bold" officeooo:rsid="003d2fbb" officeooo:paragraph-rsid="0108690e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ans1" fo:font-size="10pt" fo:language="de" fo:country="CH" fo:font-weight="bold" officeooo:rsid="01a601af" officeooo:paragraph-rsid="01a601af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ans1" fo:font-size="10pt" fo:language="de" fo:country="CH" officeooo:rsid="01295e7e" officeooo:paragraph-rsid="01295e7e" style:font-size-asian="10pt" style:font-size-complex="10pt"/>
    </style:style>
    <style:style style:name="P9" style:family="paragraph" style:parent-style-name="Standard">
      <style:text-properties style:font-name="Liberation Sans1" fo:font-size="10pt" fo:language="de" fo:country="CH" officeooo:rsid="01415eb6" officeooo:paragraph-rsid="01415eb6" style:font-size-asian="10pt" style:font-size-complex="10pt"/>
    </style:style>
    <style:style style:name="P10" style:family="paragraph" style:parent-style-name="Standard">
      <style:text-properties style:font-name="Liberation Sans1" fo:font-size="10pt" fo:language="de" fo:country="CH" officeooo:rsid="01a601af" officeooo:paragraph-rsid="01a601a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0pt" fo:language="de" fo:country="CH" officeooo:rsid="01a601af" officeooo:paragraph-rsid="01a601a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0pt" fo:font-weight="normal" officeooo:paragraph-rsid="001fa29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0pt" fo:font-weight="bold" officeooo:paragraph-rsid="00ddfa1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0pt" fo:font-weight="bold" officeooo:paragraph-rsid="001fa29d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Sans1" fo:font-size="10pt" style:font-size-asian="10pt" style:font-size-complex="10pt"/>
    </style:style>
    <style:style style:name="P16" style:family="paragraph" style:parent-style-name="Standard">
      <style:text-properties style:use-window-font-color="true" loext:opacity="0%" style:font-name="Liberation Sans1" fo:font-size="10pt" officeooo:rsid="018a6bd1" officeooo:paragraph-rsid="018a6bd1" style:font-size-asian="10pt" style:font-size-complex="10pt"/>
    </style:style>
    <style:style style:name="P17" style:family="paragraph" style:parent-style-name="Standard">
      <style:text-properties style:use-window-font-color="true" loext:opacity="0%" style:font-name="Liberation Sans1" fo:font-size="10pt" officeooo:rsid="018a6bd1" officeooo:paragraph-rsid="01814ee2" style:font-size-asian="10pt" style:font-size-complex="10pt"/>
    </style:style>
    <style:style style:name="P18" style:family="paragraph" style:parent-style-name="Standard">
      <style:text-properties style:use-window-font-color="true" loext:opacity="0%" style:font-name="Liberation Sans1" fo:font-size="10pt" officeooo:rsid="00b64568" officeooo:paragraph-rsid="00b64568" style:font-size-asian="10pt" style:font-size-complex="10pt"/>
    </style:style>
    <style:style style:name="P19" style:family="paragraph" style:parent-style-name="Standard">
      <style:text-properties style:use-window-font-color="true" loext:opacity="0%" style:font-name="Liberation Sans1" fo:font-size="10pt" fo:font-weight="bold" officeooo:rsid="019b6310" officeooo:paragraph-rsid="019b6310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loext:opacity="0%" style:font-name="Liberation Sans1" fo:font-size="10pt" fo:font-weight="normal" officeooo:rsid="01295e7e" officeooo:paragraph-rsid="0152e55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padding="0cm" fo:border-left="none" fo:border-right="none" fo:border-top="none" fo:border-bottom="0.99pt solid #000000" style:shadow="none"/>
      <style:text-properties style:font-name="Liberation Sans1" fo:font-size="10pt" fo:font-weight="bold" officeooo:paragraph-rsid="00873736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officeooo:rsid="004dfa81" officeooo:paragraph-rsid="01adb778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0pt" officeooo:paragraph-rsid="01adb778" style:font-size-asian="10pt" style:font-size-complex="10pt"/>
    </style:style>
    <style:style style:name="P24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1" fo:font-size="10pt" officeooo:paragraph-rsid="01adb778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10pt" officeooo:paragraph-rsid="01adc70c" style:font-size-asian="10pt" style:font-size-complex="10pt"/>
    </style:style>
    <style:style style:name="P26" style:family="paragraph" style:parent-style-name="Standard">
      <style:text-properties style:font-name="Liberation Sans1" fo:font-size="10pt" officeooo:rsid="019b6310" officeooo:paragraph-rsid="01af2c8f" style:font-size-asian="10pt" style:font-size-complex="10pt"/>
    </style:style>
    <style:style style:name="P27" style:family="paragraph" style:parent-style-name="Standard">
      <style:paragraph-properties fo:text-align="start" style:justify-single-word="false"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fo:font-weight="normal" officeooo:paragraph-rsid="01adb77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11pt" fo:language="de" fo:country="DE" officeooo:rsid="00a06c06" officeooo:paragraph-rsid="01adc70c" style:font-size-asian="11pt" style:font-size-complex="11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Tahoma" fo:font-size="10pt" officeooo:paragraph-rsid="01adb778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9cb3"/>
    </style:style>
    <style:style style:name="T3" style:family="text">
      <style:text-properties officeooo:rsid="00246f85"/>
    </style:style>
    <style:style style:name="T4" style:family="text">
      <style:text-properties officeooo:rsid="00873736"/>
    </style:style>
    <style:style style:name="T5" style:family="text">
      <style:text-properties officeooo:rsid="01436adc"/>
    </style:style>
    <style:style style:name="T6" style:family="text">
      <style:text-properties officeooo:rsid="015cc849"/>
    </style:style>
    <style:style style:name="T7" style:family="text">
      <style:text-properties officeooo:rsid="0164d060"/>
    </style:style>
    <style:style style:name="T8" style:family="text">
      <style:text-properties officeooo:rsid="01874ee3"/>
    </style:style>
    <style:style style:name="T9" style:family="text">
      <style:text-properties officeooo:rsid="019b6310"/>
    </style:style>
    <style:style style:name="T10" style:family="text">
      <style:text-properties officeooo:rsid="01ab5876"/>
    </style:style>
    <style:style style:name="T11" style:family="text">
      <style:text-properties style:font-name="Liberation Sans1" officeooo:rsid="004dfa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5"><text:placeholder text:placeholder-type="text">&lt;o.owner.firstName&gt;</text:placeholder><text:s/><text:placeholder text:placeholder-type="text">&lt;o.owner.lastName&gt;</text:placeholder></text:p>
      <text:p text:style-name="P25"><text:placeholder text:placeholder-type="text">&lt;o.owner.street&gt;</text:placeholder><text:s/><text:placeholder text:placeholder-type="text">&lt;o.owner.streetNumber&gt;</text:placeholder><text:s/></text:p>
      <text:p text:style-name="P25"><text:placeholder text:placeholder-type="text">&lt;o.owner.zip&gt;</text:placeholder><text:s/><text:placeholder text:placeholder-type="text">&lt;o.owner.city&gt;</text:placeholder></text:p>
      <text:p text:style-name="P28"/>
      <text:p text:style-name="P3"><text:placeholder text:placeholder-type="text">&lt;o.config.installer_city&gt;</text:placeholder>, <text:placeholder text:placeholder-type="text">&lt;o._todayIso&gt;</text:placeholder></text:p>
      <text:p text:style-name="P3"/>
      <text:p text:style-name="P21"><text:span text:style-name="T8">Offerte</text:span>:<text:tab/><text:tab/><text:tab/><text:tab/><text:tab/><text:tab/><text:tab/><text:tab/><text:span text:style-name="T1">Nr:<text:tab/></text:span><text:span text:style-name="T1"><text:placeholder text:placeholder-type="text">&lt;o._quoteName&gt;</text:placeholder></text:span><text:span text:style-name="T1"><text:line-break/></text:span><text:span text:style-name="T4">P</text:span>hotovoltaikanlage auf <text:span text:style-name="T5">Ziegeldach</text:span></text:p>
      <text:p text:style-name="P3"/>
      <text:p text:style-name="P3"/>
      <text:p text:style-name="P26">Guten Tag Herr <text:placeholder text:placeholder-type="text">&lt;o.owner.firstName&gt;</text:placeholder></text:p>
      <text:p text:style-name="P15"/>
      <text:p text:style-name="P16">Hier die Offerte für eine schlüsselfertige Solaranlage auf dem</text:p>
      <text:p text:style-name="P18"/>
      <text:p text:style-name="P19">Modulanordnung</text:p>
      <text:p text:style-name="P17"/>
      <text:p text:style-name="P20"/>
      <text:p text:style-name="P6">Wirtschaftlichkeit</text:p>
      <text:p text:style-name="P6"/>
      <text:p text:style-name="P8">Ich habe jeweils unter die Offerte eine Wirtschaftlichkeitsrechnung für jede Modulvariante <text:span text:style-name="T9">erstellt</text:span>. Die ist jedoch mit Vorsicht zu geniessen, da längerfristig der Strompreis sowie die Eigenverbrauchquote unsicher sind. Und von diesen zwei Faktoren hängt die W<text:span text:style-name="T6">i</text:span>rtschaftlichkeit ab.</text:p>
      <text:p text:style-name="P8"/>
      <text:p text:style-name="P8">Die Einmalvergütung muss man als Einkommen angeben.</text:p>
      <text:p text:style-name="P9">Den Anlagepreis kann man vom steuerbaren Einkommen als Energiesanierungsmassnahme abziehen.</text:p>
      <text:p text:style-name="P9"/>
      <text:p text:style-name="P7">Termine</text:p>
      <text:p text:style-name="P10"/>
      <text:p text:style-name="P4">Die Offerte ist gültig bi<text:span text:style-name="T10">s</text:span></text:p>
      <text:p text:style-name="P11"/>
      <text:p text:style-name="P9"/>
      <text:p text:style-name="P14">Gewährleistung</text:p>
      <text:p text:style-name="P12"/>
      <text:p text:style-name="P12">Die Gewährleistung ist 5 Jahre auf die Installation gemäss OR Art.371.</text:p>
      <text:p text:style-name="P5"/>
      <text:p text:style-name="P13"/>
      <text:p text:style-name="P14">Zahlungsbedingungen</text:p>
      <text:p text:style-name="P5"/>
      <text:p text:style-name="P5"><text:span text:style-name="T2">Material </text:span>30 Tage vor Baubeginn, <text:span text:style-name="T2">Rest</text:span> nach Inbetriebnahme. 30 Tage nett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ei Fragen stehe ich <text:span text:style-name="T7">Ihnen </text:span>gerne zur Verfügung.</text:p>
      <text:p text:style-name="P5"><text:s/></text:p>
      <text:p text:style-name="P5"><text:s/></text:p>
      <text:p text:style-name="P5"><text:span text:style-name="T3">M</text:span>it freundlichen Grüssen </text:p>
      <text:p text:style-name="P5"><text:s/></text:p>
      <text:p text:style-name="P5"><text:s/></text:p>
      <text:p text:style-name="P5"/>
      <text:p text:style-name="P22"><text:placeholder text:placeholder-type="text">&lt;o.config.installer_firstName&gt;</text:placeholder><text:s/><text:placeholder text:placeholder-type="text">&lt;o.config.installer_lastName&gt;</text:placeholder></text:p>
      <text:p text:style-name="P23"><text:placeholder text:placeholder-type="text">&lt;o.config.installer_company&gt;</text:placeholder></text:p>
      <text:p text:style-name="P24"><text:placeholder text:placeholder-type="text">&lt;o.config.installer_street&gt;</text:placeholder><text:s/><text:placeholder text:placeholder-type="text">&lt;o.config.installer_streetNumber&gt;</text:placeholder></text:p>
      <text:p text:style-name="P23"><text:placeholder text:placeholder-type="text">&lt;o.config.installer_zip&gt;</text:placeholder><text:s/><text:placeholder text:placeholder-type="text">&lt;o.config.installer_city&gt;</text:placeholder></text:p>
      <text:p text:style-name="P29"><text:span text:style-name="T11"><text:placeholder text:placeholder-type="text">&lt;o.config.installer_email&gt;</text:placeholder></text:span></text:p>
      <text:p text:style-name="P27"><text:placeholder text:placeholder-type="text">&lt;o.config.installer_phone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Tahom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o.config.installer_company&gt;</text:placeholder><text:tab/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7-17T16:26:19.51</meta:creation-date>
    <dc:date>2023-03-26T09:22:44.266457894</dc:date>
    <meta:editing-duration>P8DT11H36M40S</meta:editing-duration>
    <meta:editing-cycles>390</meta:editing-cycles>
    <meta:generator>LibreOffice/7.0.4.2$Linux_X86_64 LibreOffice_project/00$Build-2</meta:generator>
    <meta:print-date>2014-11-26T11:56:58.511000000</meta:print-date>
    <meta:document-statistic meta:table-count="0" meta:image-count="0" meta:object-count="0" meta:page-count="1" meta:paragraph-count="31" meta:word-count="136" meta:character-count="1338" meta:non-whitespace-character-count="1216"/>
  </office:meta>
</office:document-meta>
</file>